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3935" officeooo:paragraph-rsid="00153935"/>
    </style:style>
    <style:style style:name="P2" style:family="paragraph" style:parent-style-name="Standard">
      <style:text-properties officeooo:rsid="0016bfc1" officeooo:paragraph-rsid="0016bfc1"/>
    </style:style>
    <style:style style:name="P3" style:family="paragraph" style:parent-style-name="Standard">
      <style:text-properties officeooo:rsid="0016f8c4" officeooo:paragraph-rsid="0016f8c4"/>
    </style:style>
    <style:style style:name="P4" style:family="paragraph" style:parent-style-name="Standard">
      <style:text-properties officeooo:rsid="001a5cb4" officeooo:paragraph-rsid="001a5cb4"/>
    </style:style>
    <style:style style:name="P5" style:family="paragraph" style:parent-style-name="Standard">
      <style:text-properties officeooo:rsid="001c0ba7" officeooo:paragraph-rsid="001c0ba7"/>
    </style:style>
    <style:style style:name="P6" style:family="paragraph" style:parent-style-name="Standard">
      <style:text-properties officeooo:rsid="001dc097" officeooo:paragraph-rsid="001dc097"/>
    </style:style>
    <style:style style:name="P7" style:family="paragraph" style:parent-style-name="Standard">
      <style:text-properties officeooo:rsid="001eda70" officeooo:paragraph-rsid="001eda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crates</text:p>
      <text:p text:style-name="P1"/>
      <text:p text:style-name="P1">La filosofia no puede salir de uno mismo, se necesitan dos personas al menos.</text:p>
      <text:p text:style-name="P1"/>
      <text:p text:style-name="P2">Mayeutica: Arte de ayudar a dar a luz, socrates ayuda con sus preguntas a que los seres humanos den a luz ideas y pensamientos.</text:p>
      <text:p text:style-name="P2"/>
      <text:p text:style-name="P2">El puntapie de toda sabiduria es admitir la ignoracia.</text:p>
      <text:p text:style-name="P2"/>
      <text:p text:style-name="P2">Corrompia supuestamente a los jovenes y no respetaban a los mayores ni el status quo, No respetaba a los dioses y el ultimo era hacer pasar por fuerte el argumento mas debil.</text:p>
      <text:p text:style-name="P2"/>
      <text:p text:style-name="P2">Se lo condena a muerte por pocos votos, tenia que tomar un veneno.</text:p>
      <text:p text:style-name="P2"/>
      <text:p text:style-name="P3">Se le ofrecio el exilio, tambien le habian dicho que se escapase.</text:p>
      <text:p text:style-name="P3"/>
      <text:p text:style-name="P4">Las leyes estan hechas para ser cumplidas aun cuando uno crea que son injustas.</text:p>
      <text:p text:style-name="P4"/>
      <text:p text:style-name="P5">Si uno sabe que es lo que esta bien, necesariamente lo va a hacer, uno no puede hacer el mal a sabiendas, ya que hacer el mal es algo que nos perjudica.</text:p>
      <text:p text:style-name="P5"/>
      <text:p text:style-name="P6">Si hacemos el mal es por ignorancia meramente.</text:p>
      <text:p text:style-name="P6"/>
      <text:p text:style-name="P7">Intelectualismo moral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1T19:19:44.617000000</meta:creation-date>
    <meta:generator>LibreOffice/24.8.5.2$Windows_X86_64 LibreOffice_project/fddf2685c70b461e7832239a0162a77216259f22</meta:generator>
    <dc:date>2025-04-01T21:11:57.512000000</dc:date>
    <meta:editing-duration>PT1H37M50S</meta:editing-duration>
    <meta:editing-cycles>7</meta:editing-cycles>
    <meta:document-statistic meta:table-count="0" meta:image-count="0" meta:object-count="0" meta:page-count="1" meta:paragraph-count="11" meta:word-count="161" meta:character-count="870" meta:non-whitespace-character-count="720"/>
  </office:meta>
</office:document-meta>
</file>